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85e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485ee" style:font-weight-asian="bold" style:font-weight-complex="bold"/>
    </style:style>
    <style:style style:name="P4" style:family="paragraph" style:parent-style-name="Standard">
      <style:text-properties fo:font-weight="bold" officeooo:rsid="000b7ca3" officeooo:paragraph-rsid="000b7ca3" style:font-weight-asian="bold" style:font-weight-complex="bold"/>
    </style:style>
    <style:style style:name="P5" style:family="paragraph" style:parent-style-name="Standard">
      <style:text-properties fo:font-weight="bold" officeooo:rsid="000b7ca3" officeooo:paragraph-rsid="000eafed" style:font-weight-asian="bold" style:font-weight-complex="bold"/>
    </style:style>
    <style:style style:name="P6" style:family="paragraph" style:parent-style-name="Standard">
      <style:text-properties fo:font-weight="normal" officeooo:paragraph-rsid="0007d697" style:font-weight-asian="normal" style:font-weight-complex="normal"/>
    </style:style>
    <style:style style:name="P7" style:family="paragraph" style:parent-style-name="Standard">
      <style:text-properties officeooo:paragraph-rsid="000b7ca3"/>
    </style:style>
    <style:style style:name="P8" style:family="paragraph" style:parent-style-name="Standard" style:list-style-name="L1">
      <style:text-properties officeooo:paragraph-rsid="000485ee"/>
    </style:style>
    <style:style style:name="P9" style:family="paragraph" style:parent-style-name="Standard" style:list-style-name="L1">
      <style:text-properties officeooo:paragraph-rsid="0007d697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bold" officeooo:paragraph-rsid="000485ee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bold" officeooo:paragraph-rsid="0007d697" style:font-weight-asian="bold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weight="bold" officeooo:rsid="0007d697" officeooo:paragraph-rsid="00184793" style:font-weight-asian="bold" style:font-weight-complex="bold"/>
    </style:style>
    <style:style style:name="P14" style:family="paragraph" style:parent-style-name="Standard">
      <style:text-properties fo:font-weight="bold" officeooo:rsid="0007d697" officeooo:paragraph-rsid="000b7ca3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weight="bold" officeooo:rsid="00090e9e" officeooo:paragraph-rsid="00184793" style:font-weight-asian="bold" style:font-weight-complex="bold"/>
    </style:style>
    <style:style style:name="P16" style:family="paragraph" style:parent-style-name="Standard">
      <style:text-properties fo:font-weight="bold" officeooo:rsid="001415c0" officeooo:paragraph-rsid="001415c0" style:font-weight-asian="bold" style:font-weight-complex="bold"/>
    </style:style>
    <style:style style:name="P17" style:family="paragraph" style:parent-style-name="Standard">
      <style:text-properties fo:font-weight="bold" officeooo:rsid="000b7ca3" officeooo:paragraph-rsid="000b7ca3" style:font-weight-asian="bold" style:font-weight-complex="bold"/>
    </style:style>
    <style:style style:name="P18" style:family="paragraph" style:parent-style-name="Standard" style:list-style-name="L2">
      <style:text-properties fo:font-weight="bold" officeooo:rsid="000b7ca3" officeooo:paragraph-rsid="00184793" style:font-weight-asian="bold" style:font-weight-complex="bold"/>
    </style:style>
    <style:style style:name="P19" style:family="paragraph" style:parent-style-name="Standard">
      <style:text-properties fo:font-weight="bold" officeooo:rsid="000b7ca3" officeooo:paragraph-rsid="000eafed" style:font-weight-asian="bold" style:font-weight-complex="bold"/>
    </style:style>
    <style:style style:name="P20" style:family="paragraph" style:parent-style-name="Standard">
      <style:text-properties fo:font-weight="bold" officeooo:rsid="000b7ca3" officeooo:paragraph-rsid="001a2b3d" style:font-weight-asian="bold" style:font-weight-complex="bold"/>
    </style:style>
    <style:style style:name="P21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2" style:family="paragraph">
      <loext:graphic-properties draw:fill="none" draw:fill-color="#ffffff"/>
      <style:text-properties fo:font-size="12pt"/>
    </style:style>
    <style:style style:name="T1" style:family="text">
      <style:text-properties officeooo:rsid="000485ee"/>
    </style:style>
    <style:style style:name="T2" style:family="text">
      <style:text-properties officeooo:rsid="0007d697"/>
    </style:style>
    <style:style style:name="T3" style:family="text">
      <style:text-properties officeooo:rsid="00090e9e"/>
    </style:style>
    <style:style style:name="T4" style:family="text">
      <style:text-properties officeooo:rsid="000b7ca3"/>
    </style:style>
    <style:style style:name="T5" style:family="text">
      <style:text-properties fo:font-weight="bold" officeooo:rsid="000b7ca3" style:font-weight-asian="bold" style:font-weight-complex="bold"/>
    </style:style>
    <style:style style:name="T6" style:family="text">
      <style:text-properties officeooo:rsid="00108fc9"/>
    </style:style>
    <style:style style:name="T7" style:family="text">
      <style:text-properties officeooo:rsid="001415c0"/>
    </style:style>
    <style:style style:name="T8" style:family="text">
      <style:text-properties officeooo:rsid="0015e45b"/>
    </style:style>
    <style:style style:name="T9" style:family="text">
      <style:text-properties officeooo:rsid="00184793"/>
    </style:style>
    <style:style style:name="T10" style:family="text">
      <style:text-properties officeooo:rsid="001a2b3d"/>
    </style:style>
    <style:style style:name="T1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2.2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 Button 1" form:control-implementation="ooo:com.sun.star.form.component.CommandButton" xml:id="control1" form:id="control1" form:label="Click Here for Project Euler #1" form:button-type="url" office:target-frame="" xlink:href="https://www.hackerrank.com/contests/projecteuler/challenges/euler001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Push Button 1" form:control-implementation="ooo:com.sun.star.form.component.CommandButton" xml:id="control2" form:id="control2" form:label="Click Here for Project Euler #6" form:button-type="url" office:target-frame="" xlink:href="https://www.hackerrank.com/contests/projecteuler/challenges/euler006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2271376331441477831" text:style-name="L1">
        <text:list-item>
          <text:p text:style-name="P11"><text:span text:style-name="T1">Write</text:span> a C program to find the sum of multiples of 3 and 5 (only single instances of duplicate multiple should be considered). <text:span text:style-name="T1">Try to come up with a code having time complexity as O(1).</text:span></text:p>
          <text:p text:style-name="P8"/>
        </text:list-item>
      </text:list>
      <text:p text:style-name="Standard"><text:tab/><text:tab/><text:tab/><text:tab/><draw:control text:anchor-type="as-char" draw:z-index="0" draw:name="Shape1" draw:style-name="gr1" draw:text-style-name="P21" svg:width="6.411cm" svg:height="0.53cm" draw:control="control1"/></text:p>
      <text:p text:style-name="P2"><text:tab/><text:span text:style-name="T4">Paste your code below:</text:span></text:p>
      <text:p text:style-name="P2"><text:s/></text:p>
      <text:p text:style-name="P2"/>
      <text:p text:style-name="P2"><text:s text:c="10"/><text:span text:style-name="T7">main()</text:span></text:p>
      <text:p text:style-name="P16"><text:s text:c="10"/>{</text:p>
      <text:p text:style-name="P16"><text:s text:c="10"/>long int T,p,i,N;</text:p>
      <text:p text:style-name="P16"><text:s text:c="10"/>unsigned long long int sum;</text:p>
      <text:p text:style-name="P16"><text:s text:c="10"/>scanf(%ld”,&amp;N);</text:p>
      <text:p text:style-name="P16"><text:s text:c="9"/>sum=0;</text:p>
      <text:p text:style-name="P16"><text:s text:c="9"/>p=(N-1)/3;</text:p>
      <text:p text:style-name="P16"><text:s text:c="8"/>sum=((3*p*(p+1))/2);</text:p>
      <text:p text:style-name="P16"><text:s text:c="8"/>p=(N-1)/5;</text:p>
      <text:p text:style-name="P16"><text:s text:c="8"/>sum=sum+((5*p*(p+1))/2);</text:p>
      <text:p text:style-name="P16"><text:s text:c="8"/>p=(N-1)/15;</text:p>
      <text:p text:style-name="P16"><text:s text:c="8"/>sum=sum-((15*p*(p+1))/2);</text:p>
      <text:p text:style-name="P16"><text:s text:c="8"/>printf(“%lld\n”,sum);</text:p>
      <text:p text:style-name="P16"><text:s text:c="8"/>}</text:p>
      <text:p text:style-name="P16"><text:s text:c="8"/>return 0;</text:p>
      <text:p text:style-name="P16"><text:s text:c="8"/>} </text:p>
      <text:p text:style-name="P2"/>
      <text:p text:style-name="P2"/>
      <text:p text:style-name="P3"/>
      <text:list xml:id="list105260640409877" text:continue-numbering="true" text:style-name="L1">
        <text:list-item>
          <text:p text:style-name="P12"><text:span text:style-name="T1">Write</text:span> a C program to find <text:span text:style-name="T2">the </text:span>difference between the sum of the squares of the first ‘<text:span text:style-name="T2">N’ </text:span>natural numbers and the square of the sum first ‘<text:span text:style-name="T2">N’ </text:span>natural numbers <text:span text:style-name="T2">(‘N’ value is provided by the user)</text:span>. <text:span text:style-name="T1">Try to come up with a code having time complexity as O(1).</text:span></text:p>
          <text:p text:style-name="P8"/>
        </text:list-item>
      </text:list>
      <text:p text:style-name="P1"><text:tab/><text:tab/><text:tab/><text:tab/><draw:control text:anchor-type="as-char" draw:z-index="1" draw:name="Shape1" draw:style-name="gr1" draw:text-style-name="P21" svg:width="6.411cm" svg:height="0.53cm" draw:control="control2"/></text:p>
      <text:p text:style-name="P7"><text:tab/><text:span text:style-name="T5">Paste your code below:</text:span></text:p>
      <text:p text:style-name="P4"><text:s text:c="13"/></text:p>
      <text:p text:style-name="P4"><text:s text:c="9"/><text:span text:style-name="T7">main()</text:span></text:p>
      <text:p text:style-name="P16"><text:s text:c="8"/>{</text:p>
      <text:p text:style-name="P16"><text:s text:c="9"/>int t;</text:p>
      <text:p text:style-name="P16"><text:s text:c="8"/>scanf(“%d”,&amp;t);</text:p>
      <text:p text:style-name="P16"><text:s text:c="8"/>for(int i=0;i&lt;t;i++)</text:p>
      <text:p text:style-name="P16"><text:s text:c="8"/>{</text:p>
      <text:p text:style-name="P16"><text:s text:c="9"/>int n;</text:p>
      <text:p text:style-name="P16"><text:s text:c="9"/>long a,b;</text:p>
      <text:p text:style-name="P16"><text:s text:c="9"/>scanf(“%d”,&amp;n)</text:p>
      <text:p text:style-name="P16"><text:s text:c="9"/>a=((n*(n+1)/2)*((n*(n+1))/2);</text:p>
      <text:p text:style-name="P16"><text:s text:c="8"/>b=(n*(n+1)*((2*n)+1))/6;</text:p>
      <text:p text:style-name="P16"><text:s text:c="8"/>printf(“%ld\n”,a-b):</text:p>
      <text:p text:style-name="P16"><text:s text:c="8"/>}</text:p>
      <text:p text:style-name="P16"><text:s text:c="8"/>return 0;</text:p>
      <text:p text:style-name="P16"><text:s text:c="8"/><text:span text:style-name="T8">}</text:span></text:p>
      <text:p text:style-name="P4"/>
      <text:p text:style-name="P4"/>
      <text:p text:style-name="P4"><text:soft-page-break/></text:p>
      <text:list xml:id="list5574539276772222648" text:style-name="L2">
        <text:list-header>
          <text:p text:style-name="P13"><text:span text:style-name="T9">3. </text:span>Given below is a C program which <text:span text:style-name="T3">takes in alphanumeric string from the user and eliminates duplicate characters in it (if any &amp; is case sensitive) and gives the reverse of the modified string as output.</text:span></text:p>
          <text:p text:style-name="P15"><text:s text:c="7"/>The program below has a time complexity of O(n) and <text:span text:style-name="T6">uses an extra array(52 bytes)</text:span>. Optimise the program in such a way that it <text:span text:style-name="T6">doesn’t use any array</text:span>.</text:p>
          <text:p text:style-name="P18"/>
        </text:list-header>
      </text:list>
      <text:p text:style-name="P4"/>
      <text:p text:style-name="P14"/>
      <text:p text:style-name="P14"/>
      <text:p text:style-name="P14"/>
      <text:p text:style-name="P14"/>
      <text:p text:style-name="P14"/>
      <text:list xml:id="list105260260146365" text:continue-list="list105260640409877" text:style-name="L1">
        <text:list-header>
          <text:p text:style-name="P9"><draw:frame text:anchor-type="paragraph" draw:z-index="2" draw:name="Shape2" draw:style-name="gr2" draw:text-style-name="P22" svg:width="16.326cm" svg:height="22.3cm" svg:x="0.903cm" svg:y="1.236cm"><draw:text-box><text:p><text:span text:style-name="T11">#include&lt;stdio.h&gt;</text:span></text:p><text:p><text:span text:style-name="T11">#include&lt;string.h&gt;</text:span></text:p><text:p><text:span text:style-name="T11">#include&lt;ctype.h&gt;</text:span></text:p><text:p><text:span text:style-name="T11"/></text:p><text:p><text:span text:style-name="T11">#define false 0</text:span></text:p><text:p><text:span text:style-name="T11">#define true 1</text:span></text:p><text:p><text:span text:style-name="T11"/></text:p><text:p><text:span text:style-name="T11">char *rev(char *A){</text:span><text:span text:style-name="T11"><text:tab/></text:span><text:span text:style-name="T11"><text:tab/></text:span><text:span text:style-name="T11"><text:tab/></text:span><text:span text:style-name="T11">//Function to reverse the string</text:span></text:p><text:p><text:span text:style-name="T11"><text:tab/></text:span><text:span text:style-name="T11">for(int i=0,j=strlen(A)-1;i&lt;j;i++,j--){</text:span></text:p><text:p><text:span text:style-name="T11"><text:tab/></text:span><text:span text:style-name="T11"><text:tab/></text:span><text:span text:style-name="T11">char t;</text:span></text:p><text:p><text:span text:style-name="T11"><text:tab/></text:span><text:span text:style-name="T11"><text:tab/></text:span><text:span text:style-name="T11">t=A[i];</text:span></text:p><text:p><text:span text:style-name="T11"><text:tab/></text:span><text:span text:style-name="T11"><text:tab/></text:span><text:span text:style-name="T11">A[i]=A[j];</text:span></text:p><text:p><text:span text:style-name="T11"><text:tab/></text:span><text:span text:style-name="T11"><text:tab/></text:span><text:span text:style-name="T11">A[j]=t;</text:span></text:p><text:p><text:span text:style-name="T11"><text:tab/></text:span><text:span text:style-name="T11">}</text:span><text:span text:style-name="T11"><text:tab/></text:span></text:p><text:p><text:span text:style-name="T11"><text:tab/></text:span><text:span text:style-name="T11">A[strlen(A)]='\0';</text:span></text:p><text:p><text:span text:style-name="T11"><text:tab/></text:span><text:span text:style-name="T11">return A;</text:span></text:p><text:p><text:span text:style-name="T11">}</text:span></text:p><text:p><text:span text:style-name="T11"/></text:p><text:p><text:span text:style-name="T11">char *dupElimination(char *A){</text:span><text:span text:style-name="T11"><text:tab/></text:span><text:span text:style-name="T11">// Funtion to eliminate the duplicate characters</text:span></text:p>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/ using hashing.</text:span></text:p><text:p><text:span text:style-name="T11"><text:tab/></text:span><text:span text:style-name="T11">int j=0;</text:span></text:p><text:p><text:span text:style-name="T11"><text:tab/></text:span><text:span text:style-name="T11">int status[52];</text:span><text:span text:style-name="T11"><text:tab/></text:span><text:span text:style-name="T11"><text:tab/></text:span><text:span text:style-name="T11"><text:tab/></text:span><text:span text:style-name="T11">// Array for performing hashing.</text:span></text:p><text:p><text:span text:style-name="T11"><text:tab/></text:span><text:span text:style-name="T11">memset(status,false,sizeof(status));</text:span></text:p><text:p><text:span text:style-name="T11"><text:tab/></text:span></text:p><text:p><text:span text:style-name="T11"><text:tab/></text:span><text:span text:style-name="T11">for(int i=0;A[i]!='\0';i++){</text:span></text:p><text:p><text:span text:style-name="T11"><text:tab/></text:span><text:span text:style-name="T11"><text:tab/></text:span><text:span text:style-name="T11">int k=isupper(A[i])?A[i]-71:A[i]-65;</text:span><text:span text:style-name="T11"><text:tab/></text:span></text:p><text:p><text:span text:style-name="T11"><text:tab/></text:span><text:span text:style-name="T11"><text:tab/></text:span><text:span text:style-name="T11"><text:tab/></text:span><text:span text:style-name="T11">if(status[k]!=true){</text:span></text:p><text:p><text:span text:style-name="T11"><text:tab/></text:span><text:span text:style-name="T11"><text:tab/></text:span><text:span text:style-name="T11"><text:tab/></text:span><text:span text:style-name="T11"><text:tab/></text:span><text:span text:style-name="T11">A[j]=A[i];</text:span></text:p><text:p><text:span text:style-name="T11"><text:tab/></text:span><text:span text:style-name="T11"><text:tab/></text:span><text:span text:style-name="T11"><text:tab/></text:span><text:span text:style-name="T11"><text:tab/></text:span><text:span text:style-name="T11">status[k]=true;</text:span></text:p><text:p><text:span text:style-name="T11"><text:tab/></text:span><text:span text:style-name="T11"><text:tab/></text:span><text:span text:style-name="T11"><text:tab/></text:span><text:span text:style-name="T11"><text:tab/></text:span><text:span text:style-name="T11">++j;</text:span></text:p><text:p><text:span text:style-name="T11"><text:tab/></text:span><text:span text:style-name="T11"><text:tab/></text:span><text:span text:style-name="T11"><text:tab/></text:span><text:span text:style-name="T11">}</text:span></text:p><text:p><text:span text:style-name="T11"><text:tab/></text:span><text:span text:style-name="T11">}</text:span></text:p><text:p><text:span text:style-name="T11"><text:tab/></text:span><text:span text:style-name="T11">A[j]='\0';</text:span></text:p><text:p><text:span text:style-name="T11"><text:tab/></text:span><text:span text:style-name="T11">return A;</text:span><text:span text:style-name="T11"><text:tab/></text:span></text:p><text:p><text:span text:style-name="T11">}</text:span></text:p><text:p><text:span text:style-name="T11"/></text:p><text:p><text:span text:style-name="T11">void main(){</text:span></text:p><text:p><text:span text:style-name="T11"><text:tab/></text:span><text:span text:style-name="T11">char str[50];</text:span></text:p><text:p><text:span text:style-name="T11"><text:tab/></text:span></text:p><text:p><text:span text:style-name="T11"><text:tab/></text:span><text:span text:style-name="T11">printf("Enter a string to reversal : ");</text:span></text:p><text:p><text:span text:style-name="T11"><text:tab/></text:span><text:span text:style-name="T11">scanf("%s",str);</text:span><text:span text:style-name="T11"><text:tab/></text:span></text:p><text:p><text:span text:style-name="T11"><text:tab/></text:span></text:p><text:p><text:span text:style-name="T11"><text:tab/></text:span><text:span text:style-name="T11">printf("The string after duplicate elimination is : %s\n",dupElimination(str));</text:span></text:p><text:p><text:span text:style-name="T11"><text:tab/></text:span><text:span text:style-name="T11">printf("The reversed string is : %s\n",rev(str));</text:span></text:p><text:p><text:span text:style-name="T11">}</text:span></text:p></draw:text-box></draw:frame></text:p>
        </text:list-header>
      </text:list>
      <text:p text:style-name="P6"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tab/>Paste your code below:</text:p>
      <text:p text:style-name="P5"/>
      <text:p text:style-name="P5"/>
      <text:p text:style-name="P5"/>
      <text:p text:style-name="P5"/>
      <text:p text:style-name="P20">char *dupElimination(char *A)</text:p>
      <text:p text:style-name="P20">{<text:tab/>// Funtion to eliminate the duplicate characters</text:p>
      <text:p text:style-name="P20"><text:tab/><text:tab/><text:tab/><text:tab/><text:tab/><text:tab/><text:tab/><text:tab/></text:p>
      <text:p text:style-name="P20"><text:tab/>int <text:s/><text:span text:style-name="T10">var</text:span>=0,len=0,i=0;</text:p>
      <text:p text:style-name="P20"><text:tab/>//memset(status,false,sizeof(status));</text:p>
      <text:p text:style-name="P20"><text:tab/></text:p>
      <text:p text:style-name="P20"><text:tab/>for(i=0;A[i]!='\0';i++)</text:p>
      <text:p text:style-name="P20"><text:tab/>{</text:p>
      <text:p text:style-name="P20"><text:tab/><text:tab/>int k=isupper(A[i])?A[i]-65:A[i]-97;<text:tab/></text:p>
      <text:p text:style-name="P20"><text:tab/><text:tab/><text:tab/>if((<text:span text:style-name="T10">var</text:span> &amp; (1&lt;&lt;k))==0)</text:p>
      <text:p text:style-name="P20"><text:tab/><text:tab/><text:tab/>{</text:p>
      <text:p text:style-name="P20"><text:tab/><text:tab/><text:tab/><text:tab/>A[len]=A[i];</text:p>
      <text:p text:style-name="P20"><text:tab/><text:tab/><text:tab/><text:tab/><text:span text:style-name="T10">var</text:span> = <text:span text:style-name="T10">var</text:span>|(1&lt;&lt;k);</text:p>
      <text:p text:style-name="P20"><text:tab/><text:tab/><text:tab/><text:tab/>len++;</text:p>
      <text:p text:style-name="P20"><text:tab/><text:tab/><text:tab/>}</text:p>
      <text:p text:style-name="P20"><text:tab/>}</text:p>
      <text:p text:style-name="P20"><text:tab/>A[len]='\0';</text:p>
      <text:p text:style-name="P20"><text:tab/>return A;<text:tab/></text:p>
      <text:p text:style-name="P20">}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2:45:43.233141337</meta:creation-date>
    <dc:date>2019-02-04T10:52:20.458941478</dc:date>
    <meta:editing-duration>PT1H19M22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239" meta:character-count="1849" meta:non-whitespace-character-count="1321"/>
  </office:meta>
</office:document-meta>
</file>